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5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1cm" fo:margin-right="0cm" fo:text-align="start" fo:text-indent="0.5cm"/>
    </style:style>
    <style:style style:name="P5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margin-left="2cm" fo:margin-right="0cm" fo:text-align="start" fo:text-indent="0cm"/>
    </style:style>
    <style:style style:name="P11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.032cm" svg:height="2.54cm" svg:x="0cm" svg:y="0cm" presentation:class="title">
          <draw:text-box>
            <text:p>Multiphase LBM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94cm" svg:height="1.905cm" svg:x="0cm" svg:y="0cm" presentation:class="title" presentation:user-transformed="true">
          <draw:text-box>
            <text:p text:style-name="P4"><text:span text:style-name="T1">Thermodynamics of two-phase flows</text:span></text:p>
          </draw:text-box>
        </draw:frame>
        <draw:g>
          <draw:g>
            <svg:title>TexMaths</svg:title>
            <svg:desc>28§display§\Psi(x) = \int [ \mathcal{F}(\rho(x)) +  \mathcal{L}(\nabla\rho(x)) ] dx§svg§600§FALSE§</svg:desc>
            <draw:path draw:style-name="gr2" draw:text-style-name="P6" draw:layer="layout" svg:width="10.754cm" svg:height="1.535cm" svg:x="6.477cm" svg:y="3.211cm" svg:viewBox="0 0 10755 1536" svg:d="M5378 1536c-1792 0-3586 0-5378 0 0-512 0-1024 0-1536 3585 0 7170 0 10755 0 0 512 0 1024 0 1536-1793 0-3584 0-5377 0z">
              <text:p/>
            </draw:path>
            <draw:path draw:style-name="gr3" draw:text-style-name="P7" draw:layer="layout" svg:width="0.481cm" svg:height="0.494cm" svg:x="6.481cm" svg:y="3.665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  <text:p/>
            </draw:path>
            <draw:path draw:style-name="gr3" draw:text-style-name="P7" draw:layer="layout" svg:width="0.168cm" svg:height="0.722cm" svg:x="7.076cm" svg:y="3.618cm" svg:viewBox="0 0 169 723" svg:d="M169 716c0-2 0-4-12-16-91-91-114-227-114-339 0-126 27-252 116-342 10-9 10-11 10-13 0-4-4-6-8-6-6 0-72 47-116 140-35 81-45 161-45 221 0 56 8 145 48 227 45 89 107 135 113 135 4 0 8-3 8-7z">
              <text:p/>
            </draw:path>
            <draw:path draw:style-name="gr3" draw:text-style-name="P7" draw:layer="layout" svg:width="0.361cm" svg:height="0.327cm" svg:x="7.308cm" svg:y="3.841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  <text:p/>
            </draw:path>
            <draw:path draw:style-name="gr3" draw:text-style-name="P7" draw:layer="layout" svg:width="0.168cm" svg:height="0.722cm" svg:x="7.744cm" svg:y="3.618cm" svg:viewBox="0 0 169 723" svg:d="M169 361c0-55-8-144-49-225-44-91-106-136-112-136s-8 2-8 6c0 2 0 4 14 17 71 72 112 188 112 338 0 124-27 252-116 343-10 8-10 10-10 12 0 4 2 7 8 7s73-48 114-141c37-80 47-159 47-221z">
              <text:p/>
            </draw:path>
            <draw:path draw:style-name="gr3" draw:text-style-name="P7" draw:layer="layout" svg:width="0.483cm" svg:height="0.168cm" svg:x="8.228cm" svg:y="3.894cm" svg:viewBox="0 0 484 169" svg:d="M459 29c10 0 25 0 25-15 0-14-15-14-25-14-146 0-291 0-436 0-9 0-23 0-23 14 0 15 14 15 25 15 144 0 289 0 434 0zM459 169c10 0 25 0 25-14 0-15-15-15-25-15-145 0-290 0-434 0-11 0-25 0-25 15 0 14 14 14 23 14 145 0 290 0 436 0z">
              <text:p/>
            </draw:path>
            <draw:path draw:style-name="gr3" draw:text-style-name="P7" draw:layer="layout" svg:width="0.642cm" svg:height="1.609cm" svg:x="8.994cm" svg:y="3.174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  <text:p/>
            </draw:path>
            <draw:path draw:style-name="gr3" draw:text-style-name="P7" draw:layer="layout" svg:width="0.098cm" svg:height="0.722cm" svg:x="9.764cm" svg:y="3.618cm" svg:viewBox="0 0 99 723" svg:d="M99 723c0-10 0-20 0-29-23 0-47 0-70 0 0-222 0-444 0-665 23 0 47 0 70 0 0-10 0-19 0-29-33 0-66 0-99 0 0 241 0 482 0 723 33 0 66 0 99 0z">
              <text:p/>
            </draw:path>
            <draw:path draw:style-name="gr3" draw:text-style-name="P7" draw:layer="layout" svg:width="0.59cm" svg:height="0.518cm" svg:x="9.892cm" svg:y="3.665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  <text:p/>
            </draw:path>
            <draw:path draw:style-name="gr3" draw:text-style-name="P7" draw:layer="layout" svg:width="0.168cm" svg:height="0.722cm" svg:x="10.546cm" svg:y="3.618cm" svg:viewBox="0 0 169 723" svg:d="M169 716c0-2 0-4-12-16-91-91-114-227-114-339 0-126 27-252 116-342 10-9 10-11 10-13 0-4-4-6-8-6-6 0-72 47-116 140-37 81-45 161-45 221 0 56 8 145 48 227 45 89 107 135 113 135 4 0 8-3 8-7z">
              <text:p/>
            </draw:path>
            <draw:path draw:style-name="gr3" draw:text-style-name="P7" draw:layer="layout" svg:width="0.34cm" svg:height="0.476cm" svg:x="10.779cm" svg:y="3.841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  <text:p/>
            </draw:path>
            <draw:path draw:style-name="gr3" draw:text-style-name="P7" draw:layer="layout" svg:width="0.166cm" svg:height="0.722cm" svg:x="11.205cm" svg:y="3.618cm" svg:viewBox="0 0 167 723" svg:d="M167 716c0-2 0-4-12-16-91-91-114-227-114-339 0-126 27-252 118-342 8-9 8-11 8-13 0-4-2-6-6-6-8 0-74 47-116 140-37 81-45 161-45 221 0 56 6 145 48 227 43 89 105 135 113 135 4 0 6-3 6-7z">
              <text:p/>
            </draw:path>
            <draw:path draw:style-name="gr3" draw:text-style-name="P7" draw:layer="layout" svg:width="0.361cm" svg:height="0.327cm" svg:x="11.436cm" svg:y="3.841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  <text:p/>
            </draw:path>
            <draw:path draw:style-name="gr3" draw:text-style-name="P7" draw:layer="layout" svg:width="0.168cm" svg:height="0.722cm" svg:x="11.87cm" svg:y="3.618cm" svg:viewBox="0 0 169 723" svg:d="M169 361c0-55-8-144-47-225-46-91-108-136-114-136-4 0-8 2-8 6 0 2 0 4 14 17 71 72 112 188 112 338 0 124-27 252-116 343-10 8-10 10-10 12 0 4 4 7 8 7 6 0 73-48 116-141 37-80 45-159 45-221z">
              <text:p/>
            </draw:path>
            <draw:path draw:style-name="gr3" draw:text-style-name="P7" draw:layer="layout" svg:width="0.166cm" svg:height="0.722cm" svg:x="12.154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483cm" svg:height="0.482cm" svg:x="12.595cm" svg:y="3.738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  <text:p/>
            </draw:path>
            <draw:path draw:style-name="gr3" draw:text-style-name="P7" draw:layer="layout" svg:width="0.452cm" svg:height="0.525cm" svg:x="13.304cm" svg:y="3.649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  <text:p/>
            </draw:path>
            <draw:path draw:style-name="gr3" draw:text-style-name="P7" draw:layer="layout" svg:width="0.168cm" svg:height="0.722cm" svg:x="13.854cm" svg:y="3.618cm" svg:viewBox="0 0 169 723" svg:d="M169 716c0-2 0-4-12-16-91-91-116-227-116-339 0-126 29-252 118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536cm" svg:height="0.517cm" svg:x="14.097cm" svg:y="3.665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  <text:p/>
            </draw:path>
            <draw:path draw:style-name="gr3" draw:text-style-name="P7" draw:layer="layout" svg:width="0.342cm" svg:height="0.476cm" svg:x="14.691cm" svg:y="3.841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  <text:p/>
            </draw:path>
            <draw:path draw:style-name="gr3" draw:text-style-name="P7" draw:layer="layout" svg:width="0.168cm" svg:height="0.722cm" svg:x="15.116cm" svg:y="3.618cm" svg:viewBox="0 0 169 723" svg:d="M169 716c0-2 0-4-12-16-91-91-114-227-114-339 0-126 27-252 116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361cm" svg:height="0.327cm" svg:x="15.348cm" svg:y="3.841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  <text:p/>
            </draw:path>
            <draw:path draw:style-name="gr3" draw:text-style-name="P7" draw:layer="layout" svg:width="0.166cm" svg:height="0.722cm" svg:x="15.783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166cm" svg:height="0.722cm" svg:x="16.066cm" svg:y="3.618cm" svg:viewBox="0 0 167 723" svg:d="M167 361c0-55-8-144-47-225-44-91-106-136-114-136-4 0-6 2-6 6 0 2 0 4 12 17 73 72 114 188 114 338 0 124-27 252-118 343-8 8-8 10-8 12 0 4 2 7 6 7 8 0 73-48 116-141 37-80 45-159 45-221z">
              <text:p/>
            </draw:path>
            <draw:path draw:style-name="gr3" draw:text-style-name="P7" draw:layer="layout" svg:width="0.098cm" svg:height="0.722cm" svg:x="16.322cm" svg:y="3.618cm" svg:viewBox="0 0 99 723" svg:d="M99 0c-33 0-66 0-99 0 0 10 0 19 0 29 23 0 47 0 70 0 0 221 0 443 0 665-23 0-47 0-70 0 0 9 0 19 0 29 33 0 66 0 99 0 0-241 0-482 0-723z">
              <text:p/>
            </draw:path>
            <draw:path draw:style-name="gr3" draw:text-style-name="P7" draw:layer="layout" svg:width="0.344cm" svg:height="0.511cm" svg:x="16.537cm" svg:y="3.657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  <text:p/>
            </draw:path>
            <draw:path draw:style-name="gr3" draw:text-style-name="P7" draw:layer="layout" svg:width="0.361cm" svg:height="0.327cm" svg:x="16.907cm" svg:y="3.841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  <text:p/>
            </draw:path>
          </draw:g>
          <draw:frame draw:style-name="gr4" draw:text-style-name="P8" draw:layer="layout" svg:width="5.713cm" svg:height="1.903cm" svg:x="1.399cm" svg:y="3.4cm">
            <draw:text-box>
              <text:p><text:span text:style-name="T2">Free Energy</text:span></text:p>
            </draw:text-box>
          </draw:frame>
        </draw:g>
        <draw:g>
          <svg:title>TexMaths</svg:title>
          <svg:desc>20§inline§\mathcal{F}(\rho (x) ) \text { - bulk free energy}  §svg§600§FALSE§</svg:desc>
          <draw:path draw:style-name="gr2" draw:text-style-name="P6" draw:layer="layout" svg:width="7.988cm" svg:height="0.627cm" svg:x="1.663cm" svg:y="5.422cm" svg:viewBox="0 0 7989 628" svg:d="M3996 628c-1332 0-2664 0-3996 0 0-209 0-419 0-628 2663 0 5326 0 7989 0 0 209 0 419 0 628-1331 0-2662 0-3993 0z">
            <text:p/>
          </draw:path>
          <draw:path draw:style-name="gr3" draw:text-style-name="P7" draw:layer="layout" svg:width="0.571cm" svg:height="0.5cm" svg:x="1.639cm" svg:y="5.432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7" draw:layer="layout" svg:width="0.163cm" svg:height="0.699cm" svg:x="2.271cm" svg:y="5.386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7" draw:layer="layout" svg:width="0.331cm" svg:height="0.46cm" svg:x="2.497cm" svg:y="5.601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7" draw:layer="layout" svg:width="0.161cm" svg:height="0.699cm" svg:x="2.909cm" svg:y="5.386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7" draw:layer="layout" svg:width="0.349cm" svg:height="0.316cm" svg:x="3.133cm" svg:y="5.601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7" draw:layer="layout" svg:width="0.161cm" svg:height="0.699cm" svg:x="3.554cm" svg:y="5.386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7" draw:layer="layout" svg:width="0.163cm" svg:height="0.699cm" svg:x="3.825cm" svg:y="5.386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7" draw:layer="layout" svg:width="0.185cm" svg:height="0.041cm" svg:x="4.301cm" svg:y="5.739cm" svg:viewBox="0 0 186 42" svg:d="M186 42c0-14 0-28 0-42-62 0-124 0-186 0 0 14 0 28 0 42 62 0 124 0 186 0z">
            <text:p/>
          </draw:path>
          <draw:path draw:style-name="gr3" draw:text-style-name="P7" draw:layer="layout" svg:width="0.345cm" svg:height="0.492cm" svg:x="4.781cm" svg:y="5.426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7" draw:layer="layout" svg:width="0.351cm" svg:height="0.316cm" svg:x="5.175cm" svg:y="5.601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7" draw:layer="layout" svg:width="0.155cm" svg:height="0.484cm" svg:x="5.565cm" svg:y="5.426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7" draw:layer="layout" svg:width="0.339cm" svg:height="0.484cm" svg:x="5.757cm" svg:y="5.426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7" draw:layer="layout" svg:width="0.227cm" svg:height="0.492cm" svg:x="6.364cm" svg:y="5.418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7" draw:layer="layout" svg:width="0.235cm" svg:height="0.308cm" svg:x="6.576cm" svg:y="5.601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7" draw:layer="layout" svg:width="0.271cm" svg:height="0.32cm" svg:x="6.852cm" svg:y="5.597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7" draw:layer="layout" svg:width="0.271cm" svg:height="0.32cm" svg:x="7.164cm" svg:y="5.597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7" draw:layer="layout" svg:width="0.271cm" svg:height="0.32cm" svg:x="7.709cm" svg:y="5.597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308cm" svg:x="8.025cm" svg:y="5.601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8.413cm" svg:y="5.597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7" draw:layer="layout" svg:width="0.235cm" svg:height="0.308cm" svg:x="8.725cm" svg:y="5.601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321cm" svg:height="0.46cm" svg:x="8.999cm" svg:y="5.593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9.345cm" svg:y="5.609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6" draw:layer="layout" svg:width="13.219cm" svg:height="0.747cm" svg:x="1.65cm" svg:y="6.909cm" svg:viewBox="0 0 13220 748" svg:d="M0 0c4407 0 8813 0 13220 0 0 249 0 499 0 748-4407 0-8813 0-13220 0 0-249 0-499 0-748z">
            <text:p/>
          </draw:path>
          <draw:path draw:style-name="gr3" draw:text-style-name="P7" draw:layer="layout" svg:width="0.437cm" svg:height="0.508cm" svg:x="1.636cm" svg:y="6.959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7" draw:layer="layout" svg:width="0.163cm" svg:height="0.699cm" svg:x="2.168cm" svg:y="6.927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7" draw:layer="layout" svg:width="0.517cm" svg:height="0.5cm" svg:x="2.406cm" svg:y="6.975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7" draw:layer="layout" svg:width="0.331cm" svg:height="0.46cm" svg:x="2.978cm" svg:y="7.142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7" draw:layer="layout" svg:width="0.163cm" svg:height="0.699cm" svg:x="3.389cm" svg:y="6.927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7" draw:layer="layout" svg:width="0.349cm" svg:height="0.316cm" svg:x="3.613cm" svg:y="7.142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7" draw:layer="layout" svg:width="0.163cm" svg:height="0.699cm" svg:x="4.035cm" svg:y="6.927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7" draw:layer="layout" svg:width="0.161cm" svg:height="0.699cm" svg:x="4.309cm" svg:y="6.927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7" draw:layer="layout" svg:width="0.187cm" svg:height="0.041cm" svg:x="4.783cm" svg:y="7.28cm" svg:viewBox="0 0 188 42" svg:d="M0 0c63 0 125 0 188 0 0 14 0 28 0 42-63 0-125 0-188 0 0-14 0-28 0-42z">
            <text:p/>
          </draw:path>
          <draw:path draw:style-name="gr3" draw:text-style-name="P7" draw:layer="layout" svg:width="0.151cm" svg:height="0.466cm" svg:x="5.266cm" svg:y="6.985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7" draw:layer="layout" svg:width="0.351cm" svg:height="0.308cm" svg:x="5.462cm" svg:y="7.142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5.824cm" svg:y="7.023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7" draw:layer="layout" svg:width="0.271cm" svg:height="0.32cm" svg:x="6.102cm" svg:y="7.13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6.415cm" svg:y="7.142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7" draw:layer="layout" svg:width="0.227cm" svg:height="0.492cm" svg:x="6.693cm" svg:y="6.959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7" draw:layer="layout" svg:width="0.317cm" svg:height="0.32cm" svg:x="6.913cm" svg:y="7.138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7" draw:layer="layout" svg:width="0.267cm" svg:height="0.32cm" svg:x="7.259cm" svg:y="7.138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7" draw:layer="layout" svg:width="0.149cm" svg:height="0.466cm" svg:x="7.571cm" svg:y="6.985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7" draw:layer="layout" svg:width="0.315cm" svg:height="0.32cm" svg:x="7.773cm" svg:y="7.138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7" draw:layer="layout" svg:width="0.155cm" svg:height="0.484cm" svg:x="8.119cm" svg:y="6.967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7" draw:layer="layout" svg:width="0.227cm" svg:height="0.492cm" svg:x="8.547cm" svg:y="6.959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7" draw:layer="layout" svg:width="0.235cm" svg:height="0.308cm" svg:x="8.759cm" svg:y="7.142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9.035cm" svg:y="7.138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7" draw:layer="layout" svg:width="0.271cm" svg:height="0.32cm" svg:x="9.347cm" svg:y="7.13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271cm" svg:height="0.32cm" svg:x="9.892cm" svg:y="7.13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10.208cm" svg:y="7.142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10.594cm" svg:y="7.13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908cm" svg:y="7.142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7" draw:layer="layout" svg:width="0.321cm" svg:height="0.46cm" svg:x="11.182cm" svg:y="7.134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11.528cm" svg:y="7.15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7" draw:layer="layout" svg:width="0.467cm" svg:height="0.165cm" svg:x="12.119cm" svg:y="7.194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7" draw:layer="layout" svg:width="0.267cm" svg:height="0.22cm" svg:x="12.942cm" svg:y="6.961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7" draw:layer="layout" svg:width="0.329cm" svg:height="0.029cm" svg:x="12.904cm" svg:y="7.262cm" svg:viewBox="0 0 330 30" svg:d="M0 0c110 0 220 0 330 0 0 10 0 20 0 30-110 0-220 0-330 0 0-10 0-20 0-30z">
            <text:p/>
          </draw:path>
          <draw:path draw:style-name="gr3" draw:text-style-name="P7" draw:layer="layout" svg:width="0.217cm" svg:height="0.324cm" svg:x="12.96cm" svg:y="7.368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7" draw:layer="layout" svg:width="0.027cm" svg:height="0.699cm" svg:x="13.402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517cm" svg:height="0.5cm" svg:x="13.546cm" svg:y="6.975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7" draw:layer="layout" svg:width="0.331cm" svg:height="0.46cm" svg:x="14.12cm" svg:y="7.142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7" draw:layer="layout" svg:width="0.027cm" svg:height="0.699cm" svg:x="14.546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217cm" svg:height="0.324cm" svg:x="14.688cm" svg:y="6.873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6" draw:layer="layout" svg:width="4.755cm" svg:height="0.435cm" svg:x="1.605cm" svg:y="9.042cm" svg:viewBox="0 0 4756 436" svg:d="M0 0c1585 0 3171 0 4756 0 0 145 0 291 0 436-1585 0-3171 0-4756 0 0-145 0-291 0-436z">
              <text:p/>
            </draw:path>
            <draw:path draw:style-name="gr3" draw:text-style-name="P7" draw:layer="layout" svg:width="0.309cm" svg:height="0.507cm" svg:x="1.609cm" svg:y="9.006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7" draw:layer="layout" svg:width="0.353cm" svg:height="0.316cm" svg:x="1.981cm" svg:y="9.189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7" draw:layer="layout" svg:width="0.235cm" svg:height="0.308cm" svg:x="2.369cm" svg:y="9.189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7" draw:layer="layout" svg:width="0.225cm" svg:height="0.491cm" svg:x="2.649cm" svg:y="9.006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7" draw:layer="layout" svg:width="0.317cm" svg:height="0.32cm" svg:x="2.868cm" svg:y="9.185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7" draw:layer="layout" svg:width="0.267cm" svg:height="0.32cm" svg:x="3.213cm" svg:y="9.185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7" draw:layer="layout" svg:width="0.271cm" svg:height="0.32cm" svg:x="3.521cm" svg:y="9.185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7" draw:layer="layout" svg:width="0.455cm" svg:height="0.471cm" svg:x="4.073cm" svg:y="9.026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7" draw:layer="layout" svg:width="0.271cm" svg:height="0.32cm" svg:x="4.517cm" svg:y="9.185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7" draw:layer="layout" svg:width="0.353cm" svg:height="0.308cm" svg:x="4.831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7" draw:layer="layout" svg:width="0.229cm" svg:height="0.32cm" svg:x="5.222cm" svg:y="9.185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7" draw:layer="layout" svg:width="0.151cm" svg:height="0.465cm" svg:x="5.498cm" svg:y="9.032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7" draw:layer="layout" svg:width="0.311cm" svg:height="0.32cm" svg:x="5.69cm" svg:y="9.185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7" draw:layer="layout" svg:width="0.353cm" svg:height="0.308cm" svg:x="6.044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6" draw:layer="layout" svg:width="4.989cm" svg:height="1.569cm" svg:x="7.038cm" svg:y="8.552cm" svg:viewBox="0 0 4990 1570" svg:d="M0 0c1663 0 3327 0 4990 0 0 523 0 1047 0 1570-1663 0-3327 0-4990 0 0-523 0-1047 0-1570z">
              <text:p/>
            </draw:path>
            <draw:path draw:style-name="gr3" draw:text-style-name="P7" draw:layer="layout" svg:width="0.371cm" svg:height="0.309cm" svg:x="7.028cm" svg:y="9.211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7" draw:layer="layout" svg:width="0.465cm" svg:height="0.163cm" svg:x="7.664cm" svg:y="9.25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7" draw:layer="layout" svg:width="0.623cm" svg:height="1.557cm" svg:x="8.403cm" svg:y="8.56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7" draw:layer="layout" svg:width="0.483cm" svg:height="0.221cm" svg:x="9.105cm" svg:y="8.5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7" draw:layer="layout" svg:width="0.333cm" svg:height="0.023cm" svg:x="8.807cm" svg:y="10.018cm" svg:viewBox="0 0 334 24" svg:d="M314 24c8 0 20 0 20-12s-12-12-20-12c-98 0-196 0-294 0-8 0-20 0-20 12s12 12 20 12c98 0 196 0 294 0z">
              <text:p/>
            </draw:path>
            <draw:path draw:style-name="gr3" draw:text-style-name="P7" draw:layer="layout" svg:width="0.483cm" svg:height="0.221cm" svg:x="9.231cm" svg:y="9.936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7" draw:layer="layout" svg:width="0.345cm" svg:height="0.317cm" svg:x="10.028cm" svg:y="8.7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7" draw:layer="layout" svg:width="0.403cm" svg:height="0.027cm" svg:x="9.99cm" svg:y="9.325cm" svg:viewBox="0 0 404 28" svg:d="M0 0c135 0 269 0 404 0 0 9 0 19 0 28-135 0-269 0-404 0 0-9 0-19 0-28z">
              <text:p/>
            </draw:path>
            <draw:path draw:style-name="gr3" draw:text-style-name="P7" draw:layer="layout" svg:width="0.279cm" svg:height="0.464cm" svg:x="10.052cm" svg:y="9.529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7" draw:layer="layout" svg:width="0.027cm" svg:height="0.7cm" svg:x="10.562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519cm" svg:height="0.5cm" svg:x="10.706cm" svg:y="9.035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7" draw:layer="layout" svg:width="0.331cm" svg:height="0.46cm" svg:x="11.279cm" svg:y="9.203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7" draw:layer="layout" svg:width="0.027cm" svg:height="0.7cm" svg:x="11.705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217cm" svg:height="0.327cm" svg:x="11.847cm" svg:y="8.898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svg:title>TexMaths</svg:title>
          <svg:desc>20§display§F_\alpha = \kappa \rho \mathbf{\nabla_{\alpha} \rho}§svg§600§FALSE§</svg:desc>
          <draw:path draw:style-name="gr2" draw:text-style-name="P6" draw:layer="layout" svg:width="3.821cm" svg:height="0.555cm" svg:x="11.682cm" svg:y="11.383cm" svg:viewBox="0 0 3822 556" svg:d="M0 0c1274 0 2548 0 3822 0 0 185 0 371 0 556-1274 0-2548 0-3822 0 0-185 0-371 0-556z">
            <text:p/>
          </draw:path>
          <draw:path draw:style-name="gr3" draw:text-style-name="P7" draw:layer="layout" svg:width="0.499cm" svg:height="0.473cm" svg:x="11.672cm" svg:y="11.349cm" svg:viewBox="0 0 500 474" svg:d="M186 247c23 0 47 0 70 0 52 0 58 12 58 32 0 6 0 14-6 34 0 4-1 5-2 8 0 6 4 8 8 8 8 0 8-2 12-14 12-51 25-101 38-152 2-7 2-9 2-11-3-2-1-6-8-6s-8 2-10 13c-16 54-32 68-92 68-21 0-43 0-64 0 15-59 31-118 46-177 6-26 6-28 38-28 31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8 0 16 0 16-11 0-6-3-6-4-8-2-2-4-2-20-2s-20 0-36 0c-22-2-24-6-24-14 0-2 0-6 4-16 14-59 28-117 42-176z">
            <text:p/>
          </draw:path>
          <draw:path draw:style-name="gr3" draw:text-style-name="P7" draw:layer="layout" svg:width="0.301cm" svg:height="0.218cm" svg:x="12.128cm" svg:y="11.714cm" svg:viewBox="0 0 302 219" svg:d="M238 146c46-46 64-112 64-116 0-8-6-8-8-8-6 0-6 2-10 14-10 32-26 62-46 88 0-8-2-40-2-44-8-50-44-80-94-80-72 0-142 66-142 136 0 43 34 83 90 83 46 0 86-20 114-42 12 36 36 42 52 42 28 0 46-24 46-34 0-6-6-6-8-6-8 0-8 2-10 6-6 18-22 20-28 20s-14 0-18-59zM200 163c-48 38-90 42-108 42-32 0-50-20-50-53 0-14 6-68 32-102 22-28 50-36 68-36 38 0 50 36 54 68 4 20 2 56 4 81z">
            <text:p/>
          </draw:path>
          <draw:path draw:style-name="gr3" draw:text-style-name="P7" draw:layer="layout" svg:width="0.467cm" svg:height="0.162cm" svg:x="12.731cm" svg:y="11.568cm" svg:viewBox="0 0 468 163" svg:d="M444 28c10 0 24 0 24-14s-14-14-24-14c-140 0-280 0-420 0-10 0-24 0-24 14s14 14 24 14c140 0 280 0 420 0zM444 163c10 0 24 0 24-13 0-14-14-14-24-14-140 0-280 0-420 0-10 0-24 0-24 14 0 13 14 13 24 13 140 0 280 0 420 0z">
            <text:p/>
          </draw:path>
          <draw:path draw:style-name="gr3" draw:text-style-name="P7" draw:layer="layout" svg:width="0.343cm" svg:height="0.316cm" svg:x="13.473cm" svg:y="11.514cm" svg:viewBox="0 0 344 317" svg:d="M2 283c-2 10-2 10-2 16 0 12 10 18 20 18 22 0 26-16 32-38 6-26 2-12 32-129 60 2 120 13 120 59 0 4 0 8-2 14-2 12-2 20-2 24 0 42 28 70 64 70 22 0 40-12 54-36 18-30 26-70 26-72 0-6-6-6-8-6-6 0-8 2-10 12-12 48-28 86-60 86-16 0-24-8-24-32 0-12 4-28 6-40 2-6 4-16 4-24 0-63-96-69-136-71 22-12 46-30 64-46 32-28 54-46 82-56-2 2-4 10-4 14 0 8 4 24 26 24s38-20 38-36c0-8-2-26-28-26-42 0-84 36-116 62-46 40-64 50-88 60 2-8 10-44 14-56 4-18 12-50 12-54 0-12-8-20-20-20-2 0-22 0-28 26-22 86-44 171-66 257z">
            <text:p/>
          </draw:path>
          <draw:path draw:style-name="gr3" draw:text-style-name="P7" draw:layer="layout" svg:width="0.329cm" svg:height="0.46cm" svg:x="13.861cm" svg:y="11.514cm" svg:viewBox="0 0 330 461" svg:d="M2 431c-2 8-2 10-2 12 0 10 6 18 18 18 16 0 24-12 26-14 2-8 26-100 44-176 14 28 36 46 70 46 82 0 172-98 172-201 0-76-46-116-96-116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517cm" svg:height="0.499cm" svg:x="14.235cm" svg:y="11.347cm" svg:viewBox="0 0 518 500" svg:d="M516 16c0-2 2-8 2-10 0-6 0-6-16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3" draw:text-style-name="P7" draw:layer="layout" svg:width="0.301cm" svg:height="0.218cm" svg:x="14.818cm" svg:y="11.714cm" svg:viewBox="0 0 302 219" svg:d="M238 146c46-46 64-112 64-116 0-8-6-8-10-8-6 0-6 2-10 14-8 32-24 62-46 88 0-8 0-40-2-44-6-50-44-80-94-80-72 0-140 66-140 136 0 43 32 83 90 83 44 0 86-20 112-42 12 36 38 42 52 42 28 0 46-24 46-34 0-6-6-6-8-6-6 0-8 2-8 6-8 18-22 20-28 20-8 0-16 0-18-59zM200 163c-48 38-90 42-110 42-32 0-50-20-50-53 0-14 8-68 32-102 24-28 52-36 68-36 40 0 52 36 56 68 2 20 2 56 4 81z">
            <text:p/>
          </draw:path>
          <draw:path draw:style-name="gr3" draw:text-style-name="P7" draw:layer="layout" svg:width="0.331cm" svg:height="0.46cm" svg:x="15.208cm" svg:y="11.514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6" draw:layer="layout" svg:width="9.514cm" svg:height="0.437cm" svg:x="1.563cm" svg:y="11.339cm" svg:viewBox="0 0 9515 438" svg:d="M0 0c3172 0 6343 0 9515 0 0 146 0 292 0 438-3172 0-6343 0-9515 0 0-146 0-292 0-438z">
            <text:p/>
          </draw:path>
          <draw:path draw:style-name="gr3" draw:text-style-name="P7" draw:layer="layout" svg:width="0.403cm" svg:height="0.475cm" svg:x="1.551cm" svg:y="11.321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7" draw:layer="layout" svg:width="0.311cm" svg:height="0.321cm" svg:x="1.947cm" svg:y="11.483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7" draw:layer="layout" svg:width="0.235cm" svg:height="0.309cm" svg:x="2.299cm" svg:y="11.487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7" draw:layer="layout" svg:width="0.267cm" svg:height="0.321cm" svg:x="2.577cm" svg:y="11.483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7" draw:layer="layout" svg:width="0.271cm" svg:height="0.321cm" svg:x="2.885cm" svg:y="11.483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7" draw:layer="layout" svg:width="0.227cm" svg:height="0.493cm" svg:x="3.434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7" draw:layer="layout" svg:width="0.235cm" svg:height="0.309cm" svg:x="3.646cm" svg:y="11.487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7" draw:layer="layout" svg:width="0.309cm" svg:height="0.321cm" svg:x="3.922cm" svg:y="11.483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7" draw:layer="layout" svg:width="0.547cm" svg:height="0.309cm" svg:x="4.276cm" svg:y="11.487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219cm" svg:height="0.437cm" svg:x="5.086cm" svg:y="11.367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7" draw:layer="layout" svg:width="0.353cm" svg:height="0.485cm" svg:x="5.368cm" svg:y="11.311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7" draw:layer="layout" svg:width="0.271cm" svg:height="0.321cm" svg:x="5.756cm" svg:y="11.483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7" draw:layer="layout" svg:width="0.311cm" svg:height="0.509cm" svg:x="6.321cm" svg:y="11.303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7" draw:layer="layout" svg:width="0.353cm" svg:height="0.317cm" svg:x="6.695cm" svg:y="11.487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7" draw:layer="layout" svg:width="0.235cm" svg:height="0.309cm" svg:x="7.083cm" svg:y="11.487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7" draw:layer="layout" svg:width="0.227cm" svg:height="0.493cm" svg:x="7.361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7" draw:layer="layout" svg:width="0.315cm" svg:height="0.321cm" svg:x="7.583cm" svg:y="11.483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7" draw:layer="layout" svg:width="0.267cm" svg:height="0.321cm" svg:x="7.929cm" svg:y="11.483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7" draw:layer="layout" svg:width="0.271cm" svg:height="0.321cm" svg:x="8.237cm" svg:y="11.483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7" draw:layer="layout" svg:width="0.455cm" svg:height="0.473cm" svg:x="8.789cm" svg:y="11.323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7" draw:layer="layout" svg:width="0.271cm" svg:height="0.321cm" svg:x="9.233cm" svg:y="11.483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7" draw:layer="layout" svg:width="0.353cm" svg:height="0.309cm" svg:x="9.546cm" svg:y="11.487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7" draw:layer="layout" svg:width="0.229cm" svg:height="0.321cm" svg:x="9.938cm" svg:y="11.483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7" draw:layer="layout" svg:width="0.151cm" svg:height="0.467cm" svg:x="10.214cm" svg:y="11.329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7" draw:layer="layout" svg:width="0.311cm" svg:height="0.321cm" svg:x="10.406cm" svg:y="11.483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7" draw:layer="layout" svg:width="0.353cm" svg:height="0.309cm" svg:x="10.76cm" svg:y="11.487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9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1" draw:layer="layout" svg:width="27.991cm" svg:height="1.905cm" svg:x="0cm" svg:y="0cm" presentation:class="title" presentation:user-transformed="true">
          <draw:text-box>
            <text:p text:style-name="P10"><text:span text:style-name="T3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3" draw:text-style-name="P7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7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7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7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7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7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7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7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7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7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7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7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3" draw:text-style-name="P7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7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7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7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7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7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7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7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7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7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7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7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7" draw:text-style-name="P12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7" draw:text-style-name="P12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8" draw:text-style-name="P12" draw:layer="layout" svg:width="5.713cm" svg:height="3.446cm" svg:x="2.184cm" svg:y="12.954cm">
          <draw:text-box>
            <text:p><text:span text:style-name="T5">Final Momentum Equation:</text:span></text:p>
          </draw:text-box>
        </draw:frame>
        <draw:custom-shape draw:style-name="gr9" draw:text-style-name="P13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4.444cm" svg:height="1.529cm" svg:x="2.125cm" svg:y="5.547cm">
          <draw:text-box>
            <text:p><text:span text:style-name="T5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3" draw:text-style-name="P7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3" draw:text-style-name="P7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3" draw:text-style-name="P7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3" draw:text-style-name="P7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3" draw:text-style-name="P7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3" draw:text-style-name="P7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3" draw:text-style-name="P7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3" draw:text-style-name="P7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3" draw:text-style-name="P7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3" draw:text-style-name="P7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3" draw:text-style-name="P7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3" draw:text-style-name="P7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3" draw:text-style-name="P7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3" draw:text-style-name="P7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3" draw:text-style-name="P7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3" draw:text-style-name="P7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3" draw:text-style-name="P7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3" draw:text-style-name="P7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3" draw:text-style-name="P7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3" draw:text-style-name="P7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3" draw:text-style-name="P7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3" draw:text-style-name="P7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3" draw:text-style-name="P7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3" draw:text-style-name="P7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3" draw:text-style-name="P7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3" draw:text-style-name="P7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3" draw:text-style-name="P7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3" draw:text-style-name="P7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3" draw:text-style-name="P7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3" draw:text-style-name="P7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3" draw:text-style-name="P7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3" draw:text-style-name="P7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3" draw:text-style-name="P7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3" draw:text-style-name="P7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3" draw:text-style-name="P7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3" draw:text-style-name="P7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3" draw:text-style-name="P7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7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3" draw:text-style-name="P7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3" draw:text-style-name="P7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3" draw:text-style-name="P7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3" draw:text-style-name="P7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3" draw:text-style-name="P7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3" draw:text-style-name="P7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3" draw:text-style-name="P7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3" draw:text-style-name="P7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3" draw:text-style-name="P7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3" draw:text-style-name="P7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3" draw:text-style-name="P7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3" draw:text-style-name="P7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3" draw:text-style-name="P7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3" draw:text-style-name="P7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3" draw:text-style-name="P7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3" draw:text-style-name="P7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3" draw:text-style-name="P7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3" draw:text-style-name="P7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3" draw:text-style-name="P7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3" draw:text-style-name="P7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3" draw:text-style-name="P7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3" draw:text-style-name="P7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3" draw:text-style-name="P7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3" draw:text-style-name="P7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3" draw:text-style-name="P7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3" draw:text-style-name="P7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3" draw:text-style-name="P7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3" draw:text-style-name="P7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3" draw:text-style-name="P7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3" draw:text-style-name="P7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3" draw:text-style-name="P7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3" draw:text-style-name="P7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3" draw:text-style-name="P7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3" draw:text-style-name="P7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3" draw:text-style-name="P7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3" draw:text-style-name="P7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3" draw:text-style-name="P7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3" draw:text-style-name="P7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3" draw:text-style-name="P7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3" draw:text-style-name="P7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3" draw:text-style-name="P7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3" draw:text-style-name="P7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3" draw:text-style-name="P7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3" draw:text-style-name="P7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3" draw:text-style-name="P7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3" draw:text-style-name="P7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3" draw:text-style-name="P7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3" draw:text-style-name="P7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3" draw:text-style-name="P7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3" draw:text-style-name="P7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3" draw:text-style-name="P7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3" draw:text-style-name="P7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3" draw:text-style-name="P7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3" draw:text-style-name="P7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3" draw:text-style-name="P7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3" draw:text-style-name="P7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3" draw:text-style-name="P7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3" draw:text-style-name="P7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3" draw:text-style-name="P7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3" draw:text-style-name="P7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3" draw:text-style-name="P7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3" draw:text-style-name="P7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1" draw:text-style-name="P13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5" draw:layer="layout" svg:width="27.991cm" svg:height="1.905cm" svg:x="0cm" svg:y="0cm" presentation:class="title" presentation:user-transformed="true">
          <draw:text-box>
            <text:p text:style-name="P14"><text:span text:style-name="T1"><text:tab/></text:span><text:span text:style-name="T1">Chemical Potential Formulation</text:span></text:p>
          </draw:text-box>
        </draw:frame>
        <draw:custom-shape draw:style-name="gr12" draw:text-style-name="P13" draw:layer="layout" svg:width="11.43cm" svg:height="1.27cm" svg:x="2.085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text{External Force: }F_\alpha = - \rho \partial_\alpha \mu^{nid}§svg§600§TRUE§</svg:desc>
          <draw:path draw:style-name="gr3" draw:text-style-name="P7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  <text:p/>
          </draw:path>
          <draw:path draw:style-name="gr3" draw:text-style-name="P7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  <text:p/>
          </draw:path>
          <draw:path draw:style-name="gr3" draw:text-style-name="P7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  <text:p/>
          </draw:path>
          <draw:path draw:style-name="gr3" draw:text-style-name="P7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  <text:p/>
          </draw:path>
          <draw:path draw:style-name="gr3" draw:text-style-name="P7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  <text:p/>
          </draw:path>
          <draw:path draw:style-name="gr3" draw:text-style-name="P7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  <text:p/>
          </draw:path>
          <draw:path draw:style-name="gr3" draw:text-style-name="P7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  <text:p/>
          </draw:path>
          <draw:path draw:style-name="gr3" draw:text-style-name="P7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  <text:p/>
          </draw:path>
          <draw:path draw:style-name="gr3" draw:text-style-name="P7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  <text:p/>
          </draw:path>
          <draw:path draw:style-name="gr3" draw:text-style-name="P7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  <text:p/>
          </draw:path>
          <draw:path draw:style-name="gr3" draw:text-style-name="P7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  <text:p/>
          </draw:path>
          <draw:path draw:style-name="gr3" draw:text-style-name="P7" draw:layer="layout" svg:width="0.075cm" svg:height="0.3cm" svg:x="7.107cm" svg:y="13.352cm" svg:viewBox="0 0 76 301" svg:d="M76 38c0-20-18-38-38-38s-38 18-38 38 18 36 38 36 38-16 38-36zM76 265c0-20-18-38-38-38s-38 18-38 38 18 36 38 36 38-16 38-36z">
            <text:p/>
          </draw:path>
          <draw:path draw:style-name="gr3" draw:text-style-name="P7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  <text:p/>
          </draw:path>
          <draw:path draw:style-name="gr3" draw:text-style-name="P7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  <text:p/>
          </draw:path>
          <draw:path draw:style-name="gr3" draw:text-style-name="P7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9.409cm" svg:y="13.466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  <text:p/>
          </draw:path>
          <draw:path draw:style-name="gr3" draw:text-style-name="P7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  <text:p/>
          </draw:path>
          <draw:path draw:style-name="gr3" draw:text-style-name="P7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  <text:p/>
          </draw:path>
          <draw:path draw:style-name="gr3" draw:text-style-name="P7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  <text:p/>
          </draw:path>
          <draw:path draw:style-name="gr3" draw:text-style-name="P7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  <text:p/>
          </draw:path>
          <draw:path draw:style-name="gr3" draw:text-style-name="P7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  <text:p/>
          </draw:path>
          <draw:path draw:style-name="gr3" draw:text-style-name="P7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  <text:p/>
          </draw:path>
        </draw:g>
        <draw:g>
          <draw:custom-shape draw:style-name="gr13" draw:text-style-name="P13" draw:layer="layout" svg:width="13.692cm" svg:height="3.32cm" svg:x="2.183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6" draw:layer="layout" svg:width="8.255cm" svg:height="1.665cm" svg:x="2.435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3" draw:text-style-name="P7" draw:layer="layout" svg:width="0.379cm" svg:height="0.46cm" svg:x="2.758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3" draw:text-style-name="P7" draw:layer="layout" svg:width="0.623cm" svg:height="0.364cm" svg:x="3.394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3" draw:text-style-name="P7" draw:layer="layout" svg:width="0.427cm" svg:height="0.508cm" svg:x="4.292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3" draw:text-style-name="P7" draw:layer="layout" svg:width="0.353cm" svg:height="0.484cm" svg:x="4.781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3" draw:text-style-name="P7" draw:layer="layout" svg:width="0.271cm" svg:height="0.32cm" svg:x="5.169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3" draw:text-style-name="P7" draw:layer="layout" svg:width="0.547cm" svg:height="0.308cm" svg:x="5.485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3" draw:text-style-name="P7" draw:layer="layout" svg:width="0.149cm" svg:height="0.466cm" svg:x="6.071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3" draw:text-style-name="P7" draw:layer="layout" svg:width="0.267cm" svg:height="0.32cm" svg:x="6.267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3" draw:text-style-name="P7" draw:layer="layout" svg:width="0.315cm" svg:height="0.32cm" svg:x="6.585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3" draw:text-style-name="P7" draw:layer="layout" svg:width="0.155cm" svg:height="0.484cm" svg:x="6.929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413cm" svg:height="0.476cm" svg:x="7.361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3" draw:text-style-name="P7" draw:layer="layout" svg:width="0.309cm" svg:height="0.32cm" svg:x="7.815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3" draw:text-style-name="P7" draw:layer="layout" svg:width="0.219cm" svg:height="0.436cm" svg:x="8.159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3" draw:text-style-name="P7" draw:layer="layout" svg:width="0.271cm" svg:height="0.32cm" svg:x="8.43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3" draw:text-style-name="P7" draw:layer="layout" svg:width="0.351cm" svg:height="0.308cm" svg:x="8.754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3" draw:text-style-name="P7" draw:layer="layout" svg:width="0.219cm" svg:height="0.436cm" svg:x="9.114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3" draw:text-style-name="P7" draw:layer="layout" svg:width="0.149cm" svg:height="0.466cm" svg:x="9.398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3" draw:text-style-name="P7" draw:layer="layout" svg:width="0.315cm" svg:height="0.32cm" svg:x="9.6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3" draw:text-style-name="P7" draw:layer="layout" svg:width="0.155cm" svg:height="0.484cm" svg:x="9.944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073cm" svg:height="0.3cm" svg:x="10.178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3" draw:text-style-name="P7" draw:layer="layout" svg:width="0.369cm" svg:height="0.516cm" svg:x="10.805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3" draw:text-style-name="P7" draw:layer="layout" svg:width="0.285cm" svg:height="0.44cm" svg:x="11.174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3" draw:text-style-name="P7" draw:layer="layout" svg:width="0.501cm" svg:height="0.476cm" svg:x="11.557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3" draw:text-style-name="P7" draw:layer="layout" svg:width="0.301cm" svg:height="0.22cm" svg:x="12.01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3" draw:text-style-name="P7" draw:layer="layout" svg:width="0.285cm" svg:height="0.44cm" svg:x="12.37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3" draw:text-style-name="P7" draw:layer="layout" svg:width="0.467cm" svg:height="0.163cm" svg:x="12.95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31cm" svg:height="0.46cm" svg:x="13.682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3" draw:text-style-name="P7" draw:layer="layout" svg:width="0.369cm" svg:height="0.516cm" svg:x="14.052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3" draw:text-style-name="P7" draw:layer="layout" svg:width="0.301cm" svg:height="0.22cm" svg:x="14.427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3" draw:text-style-name="P7" draw:layer="layout" svg:width="0.381cm" svg:height="0.46cm" svg:x="14.817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3" draw:text-style-name="P7" draw:layer="layout" svg:width="0.379cm" svg:height="0.46cm" svg:x="10.669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3" draw:text-style-name="P7" draw:layer="layout" svg:width="0.467cm" svg:height="0.163cm" svg:x="11.305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79cm" svg:height="0.46cm" svg:x="12.028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3" draw:text-style-name="P7" draw:layer="layout" svg:width="0.147cm" svg:height="0.328cm" svg:x="12.454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3" draw:text-style-name="P7" draw:layer="layout" svg:width="0.253cm" svg:height="0.344cm" svg:x="12.658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3" draw:text-style-name="P7" draw:layer="layout" svg:width="0.467cm" svg:height="0.466cm" svg:x="13.152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3" draw:text-style-name="P7" draw:layer="layout" svg:width="0.381cm" svg:height="0.46cm" svg:x="13.836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3" draw:text-style-name="P7" draw:layer="layout" svg:width="0.299cm" svg:height="0.22cm" svg:x="14.261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3" draw:text-style-name="P7" draw:layer="layout" svg:width="0.147cm" svg:height="0.328cm" svg:x="14.609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3" draw:text-style-name="P7" draw:layer="layout" svg:width="0.253cm" svg:height="0.344cm" svg:x="14.813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5" draw:text-style-name="P16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draw:custom-shape draw:style-name="gr16" draw:text-style-name="P13" draw:layer="layout" svg:width="22.86cm" svg:height="3.175cm" svg:x="2.065cm" svg:y="8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latex§\partial_t( \rho u) + \partial_{\beta}( \rho u_{\alpha} u_{\beta} ) = -\rho \partial_\alpha \mu^{id} - \rho \partial_\alpha \mu^{nid}  + \partial_{\beta} \sigma_{\alpha \beta} §svg§600§TRUE§</svg:desc>
            <draw:path draw:style-name="gr3" draw:text-style-name="P7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  <text:p/>
            </draw:path>
            <draw:path draw:style-name="gr3" draw:text-style-name="P7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  <text:p/>
            </draw:path>
            <draw:path draw:style-name="gr3" draw:text-style-name="P7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  <text:p/>
            </draw:path>
            <draw:path draw:style-name="gr3" draw:text-style-name="P7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  <text:p/>
            </draw:path>
            <draw:path draw:style-name="gr3" draw:text-style-name="P7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  <text:p/>
            </draw:path>
            <draw:path draw:style-name="gr3" draw:text-style-name="P7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  <text:p/>
            </draw:path>
            <draw:path draw:style-name="gr3" draw:text-style-name="P7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  <text:p/>
            </draw:path>
            <draw:path draw:style-name="gr3" draw:text-style-name="P7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  <text:p/>
            </draw:path>
            <draw:path draw:style-name="gr3" draw:text-style-name="P7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  <text:p/>
            </draw:path>
            <draw:path draw:style-name="gr3" draw:text-style-name="P7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  <text:p/>
            </draw:path>
            <draw:path draw:style-name="gr3" draw:text-style-name="P7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  <text:p/>
            </draw:path>
            <draw:path draw:style-name="gr3" draw:text-style-name="P7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  <text:p/>
            </draw:path>
            <draw:path draw:style-name="gr3" draw:text-style-name="P7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  <text:p/>
            </draw:path>
            <draw:path draw:style-name="gr3" draw:text-style-name="P7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3" draw:text-style-name="P7" draw:layer="layout" svg:width="0.429cm" svg:height="0.027cm" svg:x="14.461cm" svg:y="10.728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  <text:p/>
            </draw:path>
            <draw:path draw:style-name="gr3" draw:text-style-name="P7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  <text:p/>
            </draw:path>
            <draw:path draw:style-name="gr3" draw:text-style-name="P7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  <text:p/>
            </draw:path>
            <draw:path draw:style-name="gr3" draw:text-style-name="P7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  <text:p/>
            </draw:path>
            <draw:path draw:style-name="gr3" draw:text-style-name="P7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  <text:p/>
            </draw:path>
            <draw:path draw:style-name="gr3" draw:text-style-name="P7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  <text:p/>
            </draw:path>
            <draw:path draw:style-name="gr3" draw:text-style-name="P7" draw:layer="layout" svg:width="0.429cm" svg:height="0.027cm" svg:x="17.251cm" svg:y="10.728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  <text:p/>
            </draw:path>
            <draw:path draw:style-name="gr3" draw:text-style-name="P7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  <text:p/>
            </draw:path>
            <draw:path draw:style-name="gr3" draw:text-style-name="P7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  <text:p/>
            </draw:path>
            <draw:path draw:style-name="gr3" draw:text-style-name="P7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  <text:p/>
            </draw:path>
            <draw:path draw:style-name="gr3" draw:text-style-name="P7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  <text:p/>
            </draw:path>
            <draw:path draw:style-name="gr3" draw:text-style-name="P7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  <text:p/>
            </draw:path>
            <draw:path draw:style-name="gr3" draw:text-style-name="P7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  <text:p/>
            </draw:path>
            <draw:path draw:style-name="gr3" draw:text-style-name="P7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  <text:p/>
            </draw:path>
            <draw:path draw:style-name="gr3" draw:text-style-name="P7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  <text:p/>
            </draw:path>
            <draw:path draw:style-name="gr3" draw:text-style-name="P7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  <text:p/>
            </draw:path>
            <draw:path draw:style-name="gr3" draw:text-style-name="P7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  <text:p/>
            </draw:path>
          </draw:g>
          <draw:frame draw:style-name="gr17" draw:text-style-name="P16" draw:layer="layout" svg:width="20.955cm" svg:height="1.27cm" svg:x="2.065cm" svg:y="9.053cm">
            <draw:text-box>
              <text:p><text:span text:style-name="T4">Momentum Equation with Chemical potential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8.032cm" svg:height="2.54cm" svg:x="0cm" svg:y="0cm" presentation:class="title">
          <draw:text-box>
            <text:p>Free Energy Formulation 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Write the relation between p f and m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 presentation:user-transformed="true">
          <draw:text-box>
            <text:p text:style-name="P1">Van der Waals Equation of State</text:p>
          </draw:text-box>
        </draw:frame>
        <draw:frame draw:style-name="gr18" draw:text-style-name="P18" draw:layer="layout" svg:width="1.905cm" svg:height="3.446cm" svg:x="0.635cm" svg:y="6.095cm">
          <draw:text-box>
            <text:p>Add <text:s/>p</text:p>
            <text:p>Mu</text:p>
            <text:p>F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4T22:59:16.025768219</dc:date>
    <meta:editing-duration>PT6H10M36S</meta:editing-duration>
    <meta:editing-cycles>50</meta:editing-cycles>
    <meta:document-statistic meta:object-count="616"/>
  </office:meta>
</office:document-meta>
</file>